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4e28fa"/>
    </style:style>
    <style:style style:name="P19" style:family="paragraph" style:parent-style-name="Standard">
      <style:text-properties fo:font-size="8pt" officeooo:rsid="001b80c7" officeooo:paragraph-rsid="004e28fa" style:font-size-asian="8pt" style:font-size-complex="8pt"/>
    </style:style>
    <style:style style:name="P20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1" svg:width="4.5cm" svg:height="1.2cm" draw:control="control23"/></text:p><text:p text:style-name="P18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Gas“ kann Ihnen eine Bescheinigung über besondere Kenntnisse des ADN 8.2.1.5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<text:s text:c="2"/>20 Punkten bei den Multiple Choice Frag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8" svg:width="12.576cm" svg:height="2.701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37:22.523840350</dc:date>
    <dc:creator>Stefan Meyer</dc:creator>
    <meta:editing-duration>PT19H7M37S</meta:editing-duration>
    <meta:editing-cycles>94</meta:editing-cycles>
    <meta:document-statistic meta:table-count="0" meta:image-count="1" meta:object-count="0" meta:page-count="1" meta:paragraph-count="34" meta:word-count="139" meta:character-count="989" meta:non-whitespace-character-count="857"/>
  </office:meta>
</office:document-meta>
</file>